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officeooo:paragraph-rsid="000bc6a3"/>
    </style:style>
    <style:style style:name="P2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0bc6a3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2dc01e"/>
    </style:style>
    <style:style style:name="P4" style:family="paragraph" style:parent-style-name="Title">
      <style:paragraph-properties fo:margin-top="0in" fo:margin-bottom="0in" loext:contextual-spacing="false"/>
      <style:text-properties officeooo:paragraph-rsid="000bc6a3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0bc6a3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415390" officeooo:paragraph-rsid="004153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冬寒</text:p>
      <text:p text:style-name="P1"/>
      <text:p text:style-name="P2">長夜冬風破曉寒，</text:p>
      <text:p text:style-name="P3">衣單體寒入夢難。</text:p>
      <text:p text:style-name="P2">鬼魅圍追困絕境，</text:p>
      <text:p text:style-name="P2">勤學多藝竟食難。</text:p>
      <text:p text:style-name="P2">孤身無助寒燈處，</text:p>
      <text:p text:style-name="P2">人心寒寒鬼欣然。</text:p>
      <text:p text:style-name="P2">網絡信鴿墜海無，</text:p>
      <text:p text:style-name="P2">人間哀嚎鬼才聽。</text:p>
      <text:p text:style-name="P2"/>
      <text:p text:style-name="P6">2021.11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1-27T14:21:26.201159662</dc:date>
    <meta:editing-duration>PT1H11M49S</meta:editing-duration>
    <meta:editing-cycles>50</meta:editing-cycles>
    <meta:document-statistic meta:table-count="0" meta:image-count="0" meta:object-count="0" meta:page-count="1" meta:paragraph-count="10" meta:word-count="67" meta:character-count="73" meta:non-whitespace-character-count="73"/>
  </office:meta>
</office:document-meta>
</file>